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3000002A2920C9644D23E10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4752in" svg:y="-0.1882in" svg:width="7.8701in" svg:height="7.8701in" draw:z-index="0"><draw:image xlink:href="Pictures/10000000000002A3000002A2920C9644D23E10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11:53.774435354</meta:creation-date>
    <dc:date>2019-10-19T15:04:15.465419155</dc:date>
    <meta:editing-duration>PT1M13S</meta:editing-duration>
    <meta:editing-cycles>2</meta:editing-cycles>
    <meta:generator>LibreOffice/6.0.7.3$Linux_X86_64 LibreOffice_project/00m0$Build-3</meta:generator>
    <meta:print-date>2019-10-19T15:04:12.329557485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